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5.165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3.611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7.66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ODING Sprint Event 2009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Place :</text:p>
          </table:table-cell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Date :</text:p>
          </table:table-cell>
          <table:table-cell office:value-type="string">
            <text:p>To define (between October and November)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ce3" office:value-type="string">
            <text:p>Peoples :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/>
          <table:table-cell table:style-name="ce8"/>
          <table:table-cell table:number-columns-repeated="5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<text:a xlink:href="mailto:caulier.gilles@gmail.com">caulier.gilles@gmail.com</text:a></text:p>
          </table:table-cell>
          <table:table-cell office:value-type="string">
            <text:p>06.88.12.20.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office:value-type="string">
            <text:p>All</text:p>
          </table:table-cell>
          <table:table-cell office:value-type="string">
            <text:p>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9" office:value-type="string">
            <text:p><text:a xlink:href="mailto:marcel.wiesweg@gmx.de">marcel.wiesweg@gmx.de</text:a></text:p>
          </table:table-cell>
          <table:table-cell/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office:value-type="string">
            <text:p>All</text:p>
          </table:table-cell>
          <table:table-cell office:value-type="string">
            <text:p>MySql Database support</text:p>
          </table:table-cell>
        </table:table-row>
        <table:table-row table:style-name="ro2">
          <table:table-cell table:style-name="ce6" office:value-type="string">
            <text:p>Holger Foerster</text:p>
          </table:table-cell>
          <table:table-cell table:style-name="ce8" office:value-type="string">
            <text:p><text:a xlink:href="mailto:hamsi2k@freenet.de">hamsi2k@freenet.de</text:a></text:p>
          </table:table-cell>
          <table:table-cell table:number-columns-repeated="4"/>
          <table:table-cell office:value-type="string">
            <text:p>MySql Database support</text:p>
          </table:table-cell>
        </table:table-row>
        <table:table-row table:style-name="ro2">
          <table:table-cell table:style-name="ce6" office:value-type="string">
            <text:p>Angelo Naselli</text:p>
          </table:table-cell>
          <table:table-cell table:style-name="ce9" office:value-type="string">
            <text:p><text:a xlink:href="mailto:anaselli@linux.it">anaselli@linux.it</text:a></text:p>
          </table:table-cell>
          <table:table-cell table:number-columns-repeated="4"/>
          <table:table-cell office:value-type="string">
            <text:p>Print assistan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9" office:value-type="string">
            <text:p><text:a xlink:href="mailto:andi.clemens@gmx.net">andi.clemens@gmx.net</text:a></text:p>
          </table:table-cell>
          <table:table-cell table:number-columns-repeated="4"/>
          <table:table-cell table:style-name="ce9" office:value-type="string">
            <text:p>Common Image Editor Preview Widget</text:p>
          </table:table-cell>
        </table:table-row>
        <table:table-row table:style-name="ro2">
          <table:table-cell table:style-name="ce6" office:value-type="string">
            <text:p>Andreas Huggel</text:p>
          </table:table-cell>
          <table:table-cell table:style-name="ce8" office:value-type="string">
            <text:p><text:a xlink:href="mailto:ahuggel@gmx.net">ahuggel@gmx.net</text:a></text:p>
          </table:table-cell>
          <table:table-cell table:number-columns-repeated="4"/>
          <table:table-cell table:style-name="ce9" office:value-type="string">
            <text:p>metadata management in digiKam</text:p>
          </table:table-cell>
        </table:table-row>
        <table:table-row table:style-name="ro2">
          <table:table-cell table:style-name="ce6" office:value-type="string">
            <text:p>Kåre Särs</text:p>
          </table:table-cell>
          <table:table-cell table:style-name="ce8" office:value-type="string">
            <text:p><text:a xlink:href="mailto:kare.sars@iki.fi">kare.sars@iki.fi</text:a></text:p>
          </table:table-cell>
          <table:table-cell table:number-columns-repeated="4"/>
          <table:table-cell office:value-type="string">
            <text:p>Libksane + Twain interface</text:p>
          </table:table-cell>
        </table:table-row>
        <table:table-row table:style-name="ro2">
          <table:table-cell table:style-name="ce6" office:value-type="string">
            <text:p>Luka Renko</text:p>
          </table:table-cell>
          <table:table-cell table:style-name="ce8" office:value-type="string">
            <text:p><text:a xlink:href="mailto:luka.renko@gmail.com">luka.renko@gmail.com</text:a></text:p>
          </table:table-cell>
          <table:table-cell/>
          <table:table-cell table:style-name="ce9" office:value-type="string">
            <text:p>Slovenia</text:p>
          </table:table-cell>
          <table:table-cell/>
          <table:table-cell office:value-type="string">
            <text:p>All</text:p>
          </table:table-cell>
          <table:table-cell office:value-type="string">
            <text:p>Web import/export plugins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8" office:value-type="string">
            <text:p><text:a xlink:href="mailto:kde@colin.guthr.ie">kde@colin.guthr.ie</text:a></text:p>
          </table:table-cell>
          <table:table-cell table:number-columns-repeated="4"/>
          <table:table-cell office:value-type="string">
            <text:p>Web import/export plugins based on Akonady</text:p>
          </table:table-cell>
        </table:table-row>
        <table:table-row table:style-name="ro2">
          <table:table-cell table:style-name="ce6" office:value-type="string">
            <text:p>Julien Narboux</text:p>
          </table:table-cell>
          <table:table-cell table:style-name="ce8" office:value-type="string">
            <text:p><text:a xlink:href="mailto:Julien@narboux.fr">Julien@narboux.fr</text:a></text:p>
          </table:table-cell>
          <table:table-cell table:number-columns-repeated="4"/>
          <table:table-cell office:value-type="string">
            <text:p>local contrast tool</text:p>
          </table:table-cell>
        </table:table-row>
        <table:table-row table:style-name="ro2">
          <table:table-cell table:style-name="ce6" office:value-type="string">
            <text:p>Julien Pontabry</text:p>
            <draw:frame table:end-cell-address="Feuille1.A21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0" office:value-type="string">
            <text:p><text:a xlink:href="mailto:julien.pontabry@gmail.com">julien.pontabry@gmail.com</text:a></text:p>
          </table:table-cell>
          <table:table-cell table:number-columns-repeated="4"/>
          <table:table-cell office:value-type="string">
            <text:p>local contrast tool</text:p>
          </table:table-cell>
        </table:table-row>
        <table:table-row table:style-name="ro2">
          <table:table-cell table:style-name="ce6" office:value-type="string">
            <text:p>Pieter Edelman</text:p>
          </table:table-cell>
          <table:table-cell table:style-name="ce8" office:value-type="string">
            <text:p><text:a xlink:href="mailto:p.edelman@gmx.net">p.edelman@gmx.net</text:a></text:p>
          </table:table-cell>
          <table:table-cell table:number-columns-repeated="4"/>
          <table:table-cell office:value-type="string">
            <text:p>various kipi plugins web export improvements</text:p>
          </table:table-cell>
        </table:table-row>
        <table:table-row table:style-name="ro2">
          <table:table-cell table:style-name="ce6" office:value-type="string">
            <text:p>Mathias Welwarsky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4"/>
          <table:table-cell office:value-type="string">
            <text:p>digiKam batch queue manager parallelization</text:p>
          </table:table-cell>
        </table:table-row>
        <table:table-row table:style-name="ro2">
          <table:table-cell table:style-name="ce6" office:value-type="string">
            <text:p>Patrick Spendrin</text:p>
          </table:table-cell>
          <table:table-cell office:value-type="string">
            <text:p><text:a xlink:href="mailto:patrick_spendrin@gmx.de">patrick_spendrin@gmx.de</text:a></text:p>
          </table:table-cell>
          <table:table-cell table:number-columns-repeated="3"/>
          <table:table-cell office:value-type="string">
            <text:p>All</text:p>
          </table:table-cell>
          <table:table-cell office:value-type="string">
            <text:p>marble integration + windows port</text:p>
          </table:table-cell>
        </table:table-row>
        <table:table-row table:style-name="ro2">
          <table:table-cell table:style-name="ce6" office:value-type="string">
            <text:p>Torsten Rahn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4"/>
          <table:table-cell office:value-type="string">
            <text:p>marble integration</text:p>
          </table:table-cell>
        </table:table-row>
        <table:table-row table:style-name="ro3">
          <table:table-cell table:style-name="ce6" office:value-type="string">
            <text:p>Michael G. Hansen</text:p>
          </table:table-cell>
          <table:table-cell office:value-type="string">
            <text:p><text:a xlink:href="mailto:mhansen@mghansen.de">mhansen@mghansen.de</text:a></text:p>
          </table:table-cell>
          <table:table-cell table:number-columns-repeated="2"/>
          <table:table-cell office:value-type="string">
            <text:p>Car + Train</text:p>
          </table:table-cell>
          <table:table-cell table:style-name="ce9" office:value-type="string">
            <text:p>Oct: All days except 12.-22. Nov: All</text:p>
          </table:table-cell>
          <table:table-cell office:value-type="string">
            <text:p>marble integration + B.K.O #146288</text:p>
          </table:table-cell>
        </table:table-row>
        <table:table-row table:style-name="ro2">
          <table:table-cell table:number-columns-repeated="5"/>
          <table:table-cell table:style-name="ce11"/>
          <table:table-cell/>
        </table:table-row>
        <table:table-row table:style-name="ro2" table:number-rows-repeated="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10/09/2009</text:date>, <text:time>16:0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0T15:57:47</dc:date>
    <meta:editing-duration>PT00H42M05S</meta:editing-duration>
    <meta:editing-cycles>11</meta:editing-cycles>
    <meta:generator>OpenOffice.org/3.0$Linux OpenOffice.org_project/300m15$Build-9379</meta:generator>
    <meta:document-statistic meta:table-count="3" meta:cell-count="73" meta:object-count="1"/>
    <meta:user-defined meta:name="Info 1"/>
    <meta:user-defined meta:name="Info 2"/>
    <meta:user-defined meta:name="Info 3"/>
    <meta:user-defined meta:name="Info 4"/>
  </office:meta>
</office:document-meta>
</file>